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表單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文字方塊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控制項 1" draw:style-name="gr1" draw:text-style-name="P1" svg:width="14.077cm" svg:height="3.758cm" svg:x="1.792cm" svg:y="2.288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體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宋體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" style:font-family-asian="思源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07T12:45:52.398895522</meta:creation-date>
    <dc:date>2024-11-07T12:57:40.426275610</dc:date>
    <meta:editing-duration>PT11M4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25.2.0.0.alpha0$Linux_X86_64 LibreOffice_project/9e3803ae438ddcf91ec0e15431be379561d28ba6</meta:generator>
  </office:meta>
</office:document-meta>
</file>